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b86" officeooo:paragraph-rsid="00036b86"/>
    </style:style>
    <style:style style:name="P2" style:family="paragraph" style:parent-style-name="Text_20_body">
      <style:text-properties officeooo:rsid="00036b86" officeooo:paragraph-rsid="0004616c"/>
    </style:style>
    <style:style style:name="P3" style:family="paragraph" style:parent-style-name="Text_20_body">
      <style:text-properties officeooo:rsid="00036b86" officeooo:paragraph-rsid="0006cb07"/>
    </style:style>
    <style:style style:name="P4" style:family="paragraph" style:parent-style-name="Text_20_body">
      <style:text-properties officeooo:rsid="00036b86" officeooo:paragraph-rsid="00085eba"/>
    </style:style>
    <style:style style:name="P5" style:family="paragraph" style:parent-style-name="Text_20_body">
      <style:text-properties officeooo:rsid="0003a4cd" officeooo:paragraph-rsid="0003a4cd"/>
    </style:style>
    <style:style style:name="P6" style:family="paragraph" style:parent-style-name="Text_20_body">
      <style:text-properties officeooo:paragraph-rsid="0003a4cd"/>
    </style:style>
    <style:style style:name="P7" style:family="paragraph" style:parent-style-name="Text_20_body">
      <style:text-properties style:text-underline-style="none" officeooo:rsid="0003a4cd" officeooo:paragraph-rsid="0003a4cd"/>
    </style:style>
    <style:style style:name="P8" style:family="paragraph" style:parent-style-name="Text_20_body">
      <style:text-properties officeooo:paragraph-rsid="00036b86"/>
    </style:style>
    <style:style style:name="P9" style:family="paragraph" style:parent-style-name="Text_20_body">
      <style:text-properties fo:font-size="12pt" officeooo:paragraph-rsid="0004616c" style:font-size-asian="12pt" style:font-size-complex="12pt"/>
    </style:style>
    <style:style style:name="P10" style:family="paragraph" style:parent-style-name="Text_20_body">
      <style:text-properties fo:font-size="12pt" officeooo:rsid="0003a4cd" officeooo:paragraph-rsid="0004616c" style:font-size-asian="12pt" style:font-size-complex="12pt"/>
    </style:style>
    <style:style style:name="P11" style:family="paragraph" style:parent-style-name="Text_20_body">
      <style:text-properties officeooo:rsid="0009917a" officeooo:paragraph-rsid="0009917a"/>
    </style:style>
    <style:style style:name="P12" style:family="paragraph" style:parent-style-name="Heading_20_3">
      <style:text-properties officeooo:paragraph-rsid="0003a4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6b86"/>
    </style:style>
    <style:style style:name="T3" style:family="text">
      <style:text-properties style:text-underline-style="solid" style:text-underline-width="auto" style:text-underline-color="font-color" officeooo:rsid="0006cb07"/>
    </style:style>
    <style:style style:name="T4" style:family="text">
      <style:text-properties style:text-underline-style="solid" style:text-underline-width="auto" style:text-underline-color="font-color" officeooo:rsid="0004616c"/>
    </style:style>
    <style:style style:name="T5" style:family="text">
      <style:text-properties style:text-underline-style="none"/>
    </style:style>
    <style:style style:name="T6" style:family="text">
      <style:text-properties style:text-underline-style="none" officeooo:rsid="00036b86"/>
    </style:style>
    <style:style style:name="T7" style:family="text">
      <style:text-properties style:text-underline-style="none" officeooo:rsid="0003a4cd"/>
    </style:style>
    <style:style style:name="T8" style:family="text">
      <style:text-properties style:text-underline-style="none" officeooo:rsid="0006cb07"/>
    </style:style>
    <style:style style:name="T9" style:family="text">
      <style:text-properties style:text-underline-style="none" officeooo:rsid="0004616c"/>
    </style:style>
    <style:style style:name="T10" style:family="text">
      <style:text-properties style:text-underline-style="none" officeooo:rsid="00085eba"/>
    </style:style>
    <style:style style:name="T11" style:family="text">
      <style:text-properties style:text-underline-style="none" officeooo:rsid="000899dd"/>
    </style:style>
    <style:style style:name="T12" style:family="text">
      <style:text-properties style:text-underline-style="none" officeooo:rsid="0009917a"/>
    </style:style>
    <style:style style:name="T13" style:family="text">
      <style:text-properties officeooo:rsid="0005a6f5"/>
    </style:style>
    <style:style style:name="T14" style:family="text">
      <style:text-properties style:font-name="Liberation Sans" fo:font-size="14.1000003814697pt" fo:font-weight="bold" officeooo:rsid="0003a4cd" style:font-name-asian="Microsoft YaHei" style:font-size-asian="14.1000003814697pt" style:font-weight-asian="bold" style:font-name-complex="Arial" style:font-size-complex="14.1000003814697pt" style:font-weight-complex="bold"/>
    </style:style>
    <style:style style:name="T15" style:family="text">
      <style:text-properties fo:language="gl" fo:country="ES" style:text-underline-style="none" fo:font-weight="normal" style:font-weight-asian="normal" style:font-weight-complex="normal"/>
    </style:style>
    <style:style style:name="T16" style:family="text">
      <style:text-properties fo:language="gl" fo:country="ES" style:text-underline-style="none" fo:font-weight="normal" officeooo:rsid="00318c5e" style:font-weight-asian="normal" style:font-weight-complex="normal"/>
    </style:style>
    <style:style style:name="T17" style:family="text">
      <style:text-properties fo:language="gl" fo:country="ES" style:text-underline-style="none" fo:font-weight="normal" officeooo:rsid="0004616c" style:font-weight-asian="normal" style:font-weight-complex="normal"/>
    </style:style>
    <style:style style:name="T18" style:family="text">
      <style:text-properties fo:language="gl" fo:country="ES" style:text-underline-style="none" fo:font-weight="normal" officeooo:rsid="0006cb07" style:font-weight-asian="normal" style:font-weight-complex="normal"/>
    </style:style>
    <style:style style:name="T19" style:family="text">
      <style:text-properties fo:language="gl" fo:country="ES" style:text-underline-style="solid" style:text-underline-width="auto" style:text-underline-color="font-color"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elo relacional normalizado</text:h>
      <text:p text:style-name="P1">USUARIO (<text:span text:style-name="T1">idUsuario</text:span><text:span text:style-name="T5">)</text:span></text:p>
      <text:p text:style-name="P8"><text:span text:style-name="T8">CLIENTE</text:span><text:span text:style-name="T6"> (</text:span><text:span text:style-name="T2">idUsuario</text:span><text:span text:style-name="T6">, email, nombre, apellidos, <text:s/>codigoPostal, localidad, provincia, pais, direccion, contraseña, teléfonos, numeroCuenta, nombreUsuario)</text:span></text:p>
      <text:p text:style-name="P1"><text:span text:style-name="T5">ADMINISTRADOR (</text:span><text:span text:style-name="T1">idUsuario</text:span><text:span text:style-name="T5">, email, telefonos, nombreUsuario, contraseña, nombre, apellidos)</text:span></text:p>
      <text:p text:style-name="P1"><text:span text:style-name="T5">Realiza ( </text:span><text:span text:style-name="T1">idUsuario</text:span><text:span text:style-name="T5">, </text:span><text:span text:style-name="T1">idPedido</text:span><text:span text:style-name="T5">)</text:span></text:p>
      <text:p text:style-name="P8"><text:span text:style-name="T6">Contiene (</text:span><text:span text:style-name="T3">idArticulo</text:span><text:span text:style-name="T6">, </text:span><text:span text:style-name="T2">idPedido</text:span><text:span text:style-name="T6">)</text:span></text:p>
      <text:p text:style-name="P1"><text:span text:style-name="T5">Administra (</text:span><text:span text:style-name="T1">idUsuario</text:span><text:span text:style-name="T5">, </text:span><text:span text:style-name="T1">idArticulo</text:span><text:span text:style-name="T5">)</text:span></text:p>
      <text:p text:style-name="P1"><text:span text:style-name="T5">ARTICULO (</text:span><text:span text:style-name="T1">idArticulo</text:span><text:span text:style-name="T5">, color, tipo, </text:span><text:span text:style-name="T8">categoria, </text:span><text:span text:style-name="T12">imagen</text:span><text:span text:style-name="T5">)</text:span></text:p>
      <text:p text:style-name="P1"><text:span text:style-name="T5">SERIE (</text:span><text:span text:style-name="T1">idArticulo</text:span><text:span text:style-name="T5">, talla, precio)</text:span></text:p>
      <text:p text:style-name="P1"><text:span text:style-name="T5">A MEDIDA (</text:span><text:span text:style-name="T1">idArticulo</text:span><text:span text:style-name="T5">, precio_</text:span><text:span text:style-name="T8">calculado</text:span><text:span text:style-name="T5">, medidas)</text:span></text:p>
      <text:p text:style-name="P5"><text:span text:style-name="T5">PEDIDO (</text:span><text:span text:style-name="T1">idPedido</text:span><text:span text:style-name="T5">, fechaPedido, fechaEntrega, coste, numeroElementos, </text:span><text:span text:style-name="T8">estado</text:span><text:span text:style-name="T5">)</text:span></text:p>
      <text:p text:style-name="P7"/>
      <text:h text:style-name="P12" text:outline-level="3"><text:span text:style-name="T14">3</text:span><text:span text:style-name="T13">FN</text:span></text:h>
      <text:p text:style-name="P4">USUARIO (<text:span text:style-name="T1">idUsuario</text:span><text:span text:style-name="T5">, nombre, apellido1, </text:span><text:span text:style-name="T7">apellido2, </text:span><text:span text:style-name="T5">email, contraseña, nombreUsuario )</text:span></text:p>
      <text:p text:style-name="P6"><text:span text:style-name="T6">C</text:span><text:span text:style-name="T8">LIENTE</text:span><text:span text:style-name="T6"> (</text:span><text:span text:style-name="T2">idUsuario</text:span><text:span text:style-name="T6">, <text:s/>codigoPostal, localidad, provincia, pais, direccion,, numeroCuenta)</text:span></text:p>
      <text:p text:style-name="P6"><text:span text:style-name="T6">ADMINISTRADOR (</text:span><text:span text:style-name="T2">idUsuario</text:span><text:span text:style-name="T6">, d</text:span><text:span text:style-name="T10">ni</text:span><text:span text:style-name="T6">)</text:span></text:p>
      <text:p text:style-name="P5"><text:span text:style-name="T5">TELEFONO (</text:span><text:span text:style-name="T1">idUsuario</text:span><text:span text:style-name="T5">, </text:span><text:span text:style-name="T1">telefono</text:span><text:span text:style-name="T5">)</text:span></text:p>
      <text:p text:style-name="P2"><text:span text:style-name="T5">Realiza ( </text:span><text:span text:style-name="T1">idUsuario</text:span><text:span text:style-name="T5">, </text:span><text:span text:style-name="T1">idPedido</text:span><text:span text:style-name="T5">)</text:span></text:p>
      <text:p text:style-name="P3"><text:span text:style-name="T5">Contiene (</text:span><text:span text:style-name="T1">idArticulo</text:span><text:span text:style-name="T5">, </text:span><text:span text:style-name="T1">idPedido</text:span><text:span text:style-name="T5">)</text:span></text:p>
      <text:p text:style-name="P2"><text:span text:style-name="T5">Administra (</text:span><text:span text:style-name="T1">idUsuario</text:span><text:span text:style-name="T5">, </text:span><text:span text:style-name="T1">idArticulo</text:span><text:span text:style-name="T5">)</text:span></text:p>
      <text:p text:style-name="P2"><text:span text:style-name="T5">ARTICULO (</text:span><text:span text:style-name="T1">idArticulo</text:span><text:span text:style-name="T5">, color, tipo, </text:span><text:span text:style-name="T8">categoria</text:span><text:span text:style-name="T5">)</text:span></text:p>
      <text:p text:style-name="P2"><text:span text:style-name="T5">SERIE (</text:span><text:span text:style-name="T1">idArticulo</text:span><text:span text:style-name="T5">, talla, precio)</text:span></text:p>
      <text:p text:style-name="P2"><text:span text:style-name="T5">A MEDIDA (</text:span><text:span text:style-name="T1">idArticulo</text:span><text:span text:style-name="T5">, precio_</text:span><text:span text:style-name="T8">calculado</text:span><text:span text:style-name="T5">)</text:span></text:p>
      <text:p text:style-name="P11"><text:span text:style-name="T5">IMAGEN (</text:span><text:span text:style-name="T1">idArticulo</text:span><text:span text:style-name="T5">, imagen)</text:span></text:p>
      <text:p text:style-name="P9"><text:span text:style-name="T6">M</text:span><text:span text:style-name="T9">EDIDAS (</text:span><text:span text:style-name="T4">idArticulo</text:span><text:span text:style-name="T9">, </text:span><text:span text:style-name="T4">i</text:span><text:span text:style-name="T3">dUsuario</text:span><text:span text:style-name="T9">, </text:span><text:span text:style-name="T11">c</text:span><text:span text:style-name="T16">ontorno cintura, ancho espalda, largo manga, largo perna, contorno cadera, contorno peito, talle cintura, talle cadera, talle pecho, largo total, contorno cuello, contorno sisa, largo talle delantero, largo talle trasero, largo hombro, largo rodilla, largo pantalón, largo tiro</text:span><text:span text:style-name="T17">)</text:span></text:p>
      <text:p text:style-name="P10"><text:span text:style-name="T15">PEDIDO (</text:span><text:span text:style-name="T19">idPedido</text:span><text:span text:style-name="T15">, fechaPedido, fechaEntrega, coste, numeroElementos, </text:span><text:span text:style-name="T18">estado</text:span><text:span text:style-name="T15">)</text:span></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2:46:03.422000000</meta:creation-date>
    <dc:date>2021-06-01T13:25:37.015000000</dc:date>
    <meta:editing-duration>PT46M51S</meta:editing-duration>
    <meta:editing-cycles>7</meta:editing-cycles>
    <meta:generator>LibreOffice/6.3.6.2$Windows_X86_64 LibreOffice_project/2196df99b074d8a661f4036fca8fa0cbfa33a497</meta:generator>
    <meta:document-statistic meta:table-count="0" meta:image-count="0" meta:object-count="0" meta:page-count="1" meta:paragraph-count="25" meta:word-count="157" meta:character-count="1454" meta:non-whitespace-character-count="1320"/>
  </office:meta>
</office:document-meta>
</file>